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Párrafo_20_de_20_lista" style:list-style-name="WW8Num1">
      <style:paragraph-properties fo:line-height="150%" fo:text-align="justify" style:justify-single-word="false"/>
    </style:style>
    <style:style style:name="P3" style:family="paragraph" style:parent-style-name="Párrafo_20_de_20_lista">
      <style:paragraph-properties fo:line-height="150%" fo:text-align="justify" style:justify-single-word="false"/>
    </style:style>
    <style:style style:name="P4" style:family="paragraph" style:parent-style-name="Párrafo_20_de_20_lista" style:list-style-name="WW8Num1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Párrafo_20_de_20_lista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Párrafo_20_de_20_lista">
      <style:text-properties fo:color="#2a6099" loext:opacity="100%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 style:font-style-complex="italic"/>
    </style:style>
    <style:style style:name="T4" style:family="text">
      <style:text-properties officeooo:rsid="001eb696"/>
    </style:style>
    <style:style style:name="T5" style:family="text">
      <style:text-properties style:use-window-font-color="true" loext:opacity="0%" style:font-name="Calibri" fo:font-size="11pt" fo:language="es" fo:country="ES" officeooo:rsid="001eb696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color="#2a6099" loext:opacity="100%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sultas con subconsultas</text:p>
      <text:p text:style-name="P7"/>
      <text:list xml:id="list2902663924" text:style-name="WW8Num1">
        <text:list-item>
          <text:p text:style-name="P4">Ciudad y región del representante que más ha vendido (ventas)</text:p>
        </text:list-item>
      </text:list>
      <text:p text:style-name="P6">SELECT ciudad, region</text:p>
      <text:p text:style-name="P6">FROM oficinas, repventas</text:p>
      <text:p text:style-name="P6">WHERE oficinas.OFICINA=repventas.OFICINA_REP AND repventas.VENTAS =</text:p>
      <text:p text:style-name="P6"/>
      <text:p text:style-name="P6">(SELECT MAX(VENTAS)</text:p>
      <text:p text:style-name="P6">FROM repventas);</text:p>
      <text:p text:style-name="Párrafo_20_de_20_lista"/>
      <text:list xml:id="list140033977081640" text:continue-numbering="true" text:style-name="WW8Num1">
        <text:list-item>
          <text:p text:style-name="P4">Nombre y edad del director de la oficina con las mayores ventas</text:p>
        </text:list-item>
      </text:list>
      <text:p text:style-name="P6">SELECT nombre, edad</text:p>
      <text:p text:style-name="P6">FROM repventas, oficinas</text:p>
      <text:p text:style-name="P6">WHERE repventas.NUM_EMPL=oficinas.DIR AND oficinas.VENTAS =ALL</text:p>
      <text:p text:style-name="P6"/>
      <text:p text:style-name="P6">(SELECT MAX(VENTAS)</text:p>
      <text:p text:style-name="P6">FROM oficinas);</text:p>
      <text:p text:style-name="P5"/>
      <text:list xml:id="list140035633456006" text:continue-numbering="true" text:style-name="WW8Num1">
        <text:list-item>
          <text:p text:style-name="P4">Nombre y edad del empleado que ha atendido el pedido de mayor importe</text:p>
        </text:list-item>
      </text:list>
      <text:p text:style-name="P6">SELECT nombre, edad</text:p>
      <text:p text:style-name="P6">FROM repventas, clientes, pedidos</text:p>
      <text:p text:style-name="P6">WHERE repventas.NUM_EMPL=clientes.REP_CLIE AND clientes.NUM_CLIE=pedidos.CLIE AND IMPORTE =ALL</text:p>
      <text:p text:style-name="P6"/>
      <text:p text:style-name="P6">(SELECT MAX(IMPORTE)</text:p>
      <text:p text:style-name="P6">FROM pedidos);</text:p>
      <text:p text:style-name="P5"/>
      <text:list xml:id="list140034267460369" text:continue-numbering="true" text:style-name="WW8Num1">
        <text:list-item>
          <text:p text:style-name="P2"><text:span text:style-name="T2">id_producto y descripción del producto más barato (precio)</text:span></text:p>
        </text:list-item>
      </text:list>
      <text:p text:style-name="P6">SELECT id_producto, descripcion</text:p>
      <text:p text:style-name="P6">FROM productos</text:p>
      <text:p text:style-name="P6">WHERE precio =</text:p>
      <text:p text:style-name="P6"/>
      <text:p text:style-name="P6">(SELECT MIN(precio)</text:p>
      <text:p text:style-name="P6">FROM productos);</text:p>
      <text:p text:style-name="P6"/>
      <text:p text:style-name="P6"/>
      <text:p text:style-name="P6"/>
      <text:p text:style-name="P6"/>
      <text:p text:style-name="P6"/>
      <text:p text:style-name="P3"><text:soft-page-break/><text:span text:style-name="T2"/></text:p>
      <text:list xml:id="list140033918603064" text:continue-numbering="true" text:style-name="WW8Num1">
        <text:list-item>
          <text:p text:style-name="P4">empresa y limite_credito para la empresa que ha hecho el pedido con mayor cantidad.</text:p>
        </text:list-item>
      </text:list>
      <text:p text:style-name="P6">SELECT empresa, limite_credito</text:p>
      <text:p text:style-name="P6">FROM clientes, pedidos</text:p>
      <text:p text:style-name="P6">WHERE clientes.NUM_CLIE=pedidos.CLIE AND cant =</text:p>
      <text:p text:style-name="P6"/>
      <text:p text:style-name="P6">(SELECT MAX(cant)</text:p>
      <text:p text:style-name="P6">FROM pedidos);</text:p>
      <text:p text:style-name="P5"><text:span text:style-name="T2"/></text:p>
      <text:list xml:id="list140034349588492" text:continue-numbering="true" text:style-name="WW8Num1">
        <text:list-item>
          <text:p text:style-name="P2"><text:span text:style-name="T2">Nombre y edad de los empleados que trabajan en la </text:span><text:span text:style-name="T3">oficina </text:span><text:span text:style-name="T2">con mayor objetivo.</text:span></text:p>
        </text:list-item>
      </text:list>
      <text:p text:style-name="P6">SELECT nombre, edad</text:p>
      <text:p text:style-name="P6">FROM oficinas, repventas</text:p>
      <text:p text:style-name="P6">WHERE repventas.OFICINA_REP=oficinas.OFICINA AND objetivo IN</text:p>
      <text:p text:style-name="P6"/>
      <text:p text:style-name="P6">(SELECT MAX(objetivo)</text:p>
      <text:p text:style-name="P6">FROM oficinas);</text:p>
      <text:p text:style-name="P3"><text:span text:style-name="T2"/></text:p>
      <text:list xml:id="list140034426975398" text:continue-numbering="true" text:style-name="WW8Num1">
        <text:list-item>
          <text:p text:style-name="P2"><text:span text:style-name="T2">Datos de los productos cuyas existencias sean mayores que las del producto ‘articulo tipo 4’</text:span></text:p>
        </text:list-item>
      </text:list>
      <text:p text:style-name="P6">SELECT *</text:p>
      <text:p text:style-name="P6">FROM productos</text:p>
      <text:p text:style-name="P6">WHERE EXISTENCIAS &gt;</text:p>
      <text:p text:style-name="P6"/>
      <text:p text:style-name="P6">(SELECT EXISTENCIAS</text:p>
      <text:p text:style-name="P6">FROM productos</text:p>
      <text:p text:style-name="P6">WHERE DESCRIPCION LIKE 'articulo tipo 4');</text:p>
      <text:p text:style-name="P3"><text:span text:style-name="T2"/></text:p>
      <text:list xml:id="list140035540452079" text:continue-numbering="true" text:style-name="WW8Num1">
        <text:list-item>
          <text:p text:style-name="P4">Datos de los repventas que trabajan en la misma oficina que el repventas con mayores ventas.</text:p>
        </text:list-item>
      </text:list>
      <text:p text:style-name="P6">SELECT *</text:p>
      <text:p text:style-name="P6">FROM repventas, oficinas</text:p>
      <text:p text:style-name="P6">WHERE repventas.OFICINA_REP=oficinas.OFICINA AND NUM_EMPL IN (</text:p>
      <text:p text:style-name="P6"/>
      <text:p text:style-name="P6">(SELECT NUM_EMPL</text:p>
      <text:p text:style-name="P6">FROM repventas</text:p>
      <text:p text:style-name="P6">WHERE VENTAS =</text:p>
      <text:p text:style-name="P6"><text:s text:c="4"/></text:p>
      <text:p text:style-name="P6">(SELECT MAX(VENTAS)</text:p>
      <text:p text:style-name="P6">FROM repventas)));</text:p>
      <text:p text:style-name="P5"><text:span text:style-name="T2"/></text:p>
      <text:list xml:id="list140035066659615" text:continue-numbering="true" text:style-name="WW8Num1">
        <text:list-item>
          <text:p text:style-name="P2"><text:soft-page-break/><text:span text:style-name="T2">Datos de los repventas cuyas cuotas sean iguales o superiores al objetivo de la oficina de Atlanta</text:span></text:p>
        </text:list-item>
      </text:list>
      <text:p text:style-name="P6">SELECT *</text:p>
      <text:p text:style-name="P6">FROM repventas</text:p>
      <text:p text:style-name="P6">WHERE cuota IN</text:p>
      <text:p text:style-name="P6"/>
      <text:p text:style-name="P6">(SELECT cuota</text:p>
      <text:p text:style-name="P6">FROM repventas, oficinas</text:p>
      <text:p text:style-name="P6">WHERE repventas.OFICINA_REP=oficinas.OFICINA and OBJETIVO &gt;=(</text:p>
      <text:p text:style-name="P6"/>
      <text:p text:style-name="P6"/>
      <text:p text:style-name="P6">SELECT objetivo</text:p>
      <text:p text:style-name="P6">FROM oficinas</text:p>
      <text:p text:style-name="P6">WHERE ciudad LIKE 'atlanta'));</text:p>
      <text:p text:style-name="Párrafo_20_de_20_lista"/>
      <text:p text:style-name="Párrafo_20_de_20_lista"/>
      <text:list xml:id="list140033807720607" text:continue-numbering="true" text:style-name="WW8Num1">
        <text:list-item>
          <text:p text:style-name="P2"><text:span text:style-name="T2">Datos de los clientes cuyo limite de crédito sea mayor que el 80% del limite de crédito de la empresa ‘jones mfg.’</text:span></text:p>
        </text:list-item>
      </text:list>
      <text:p text:style-name="P6">SELECT *</text:p>
      <text:p text:style-name="P6">FROM clientes</text:p>
      <text:p text:style-name="P6">WHERE LIMITE_CREDITO &gt;</text:p>
      <text:p text:style-name="P6"/>
      <text:p text:style-name="P6">(SELECT (80*limite_credito/100)</text:p>
      <text:p text:style-name="P6">FROM clientes</text:p>
      <text:p text:style-name="Párrafo_20_de_20_lista"><text:span text:style-name="T6">WHERE empresa like 'jones mfg.');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officeooo:rsid="001eb696"/>
    </style:style>
    <style:style style:name="MT2" style:family="text">
      <style:text-properties style:use-window-font-color="true" loext:opacity="0%" style:font-name="Calibri" fo:font-size="11pt" fo:language="es" fo:country="ES" officeooo:rsid="001eb696" style:font-name-asian="Calibri" style:font-size-asian="11pt" style:font-name-complex="Times New Roman" style:font-size-complex="11pt" style:language-complex="ar" style:country-complex="SA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Header"><text:span text:style-name="MT1">Rodrigo Mart</text:span><text:span text:style-name="MT2">ínez Delgado</text:span><text:tab/><text:tab/>Consultas Empresa</text:p>
        <text:p text:style-name="MP1"><draw:connector text:anchor-type="char" draw:z-index="2" draw:style-name="Mgr1" draw:text-style-name="MP2" draw:type="line" svg:x1="-0.064cm" svg:y1="0.129cm" svg:x2="-0.064cm" svg:y2="0.129cm" svg:d="M-64 129z" svg:viewBox="0 0 2 2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eowin</meta:initial-creator>
    <meta:creation-date>2024-01-29T20:59:00</meta:creation-date>
    <dc:date>2024-02-05T13:57:11.191095545</dc:date>
    <meta:editing-cycles>17</meta:editing-cycles>
    <meta:editing-duration>PT2H40M37S</meta:editing-duration>
    <meta:generator>LibreOffice/7.3.7.2$Linux_X86_64 LibreOffice_project/30$Build-2</meta:generator>
    <meta:document-statistic meta:table-count="0" meta:image-count="0" meta:object-count="0" meta:page-count="3" meta:paragraph-count="72" meta:word-count="329" meta:character-count="2333" meta:non-whitespace-character-count="2080"/>
  </office:meta>
</office:document-meta>
</file>